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3.466cm"/>
    </style:style>
    <style:style style:name="co32" style:family="table-column">
      <style:table-column-properties fo:break-before="auto" style:column-width="3.395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2.602cm"/>
    </style:style>
    <style:style style:name="co35" style:family="table-column">
      <style:table-column-properties fo:break-before="auto" style:column-width="2.238cm"/>
    </style:style>
    <style:style style:name="co36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5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3">
          <table:error-message table:message-type="stop" table:display="true"/>
        </table:content-validation>
        <table:content-validation table:name="val3" table:condition="of:cell-content-is-in-list(&quot;Unassigned&quot;;&quot;Surface&quot;;&quot;SLink&quot;;&quot;IO 1&quot;;&quot;IO 2&quot;;&quot;SigGen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base-cell-address="'Mixer Config'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'Mixer Config'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'Mixer Config'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J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false" table:base-cell-address="'Mixer Config'.L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true" table:base-cell-address="'Mixer Config'.L3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13" table:base-cell-address="'Mixer Config'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7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2" table:default-cell-style-name="ce2"/>
        <table:table-column table:style-name="co2" table:visibility="collapse" table:default-cell-style-name="ce2"/>
        <table:table-column table:style-name="co6" table:visibility="collapse" table:default-cell-style-name="ce2"/>
        <table:table-column table:style-name="co7" table:default-cell-style-name="ce2"/>
        <table:table-column table:style-name="co7" table:default-cell-style-name="ce15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15" table:default-cell-style-name="ce2"/>
        <table:table-column table:style-name="co8" table:visibility="collapse" table:number-columns-repeated="9" table:default-cell-style-name="ce2"/>
        <table:table-column table:style-name="co1" table:default-cell-style-name="Default"/>
        <table:table-column table:style-name="co8" table:visibility="collapse" table:number-columns-repeated="8" table:default-cell-style-name="ce2"/>
        <table:table-column table:style-name="co1" table:visibility="collapse" table:default-cell-style-name="ce15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0" office:value-type="string" calcext:value-type="string">
            <text:p>Source*</text:p>
          </table:table-cell>
          <table:table-cell table:style-name="ce10" office:value-type="string" calcext:value-type="string">
            <text:p>Socket*</text:p>
          </table:table-cell>
          <table:table-cell table:style-name="ce10" office:value-type="string" calcext:value-type="string">
            <text:p>Gain*</text:p>
          </table:table-cell>
          <table:table-cell table:style-name="ce10" office:value-type="string" calcext:value-type="string">
            <text:p>Pad*</text:p>
          </table:table-cell>
          <table:table-cell table:style-name="ce10" office:value-type="string" calcext:value-type="string">
            <text:p>Phantom*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" calcext:value-type="string">
            <text:p>DCA17 - </text:p>
          </table:table-cell>
          <table:table-cell table:style-name="ce19" table:formula="of:=CONCATENATE(&quot;DCA18 - &quot;;[$Groups.B19])" office:value-type="string" office:string-value="DCA18 - " calcext:value-type="string">
            <text:p>DCA18 - </text:p>
          </table:table-cell>
          <table:table-cell table:style-name="ce19" table:formula="of:=CONCATENATE(&quot;DCA19 - &quot;;[$Groups.B20])" office:value-type="string" office:string-value="DCA19 - " calcext:value-type="string">
            <text:p>DCA19 - </text:p>
          </table:table-cell>
          <table:table-cell table:style-name="ce19" table:formula="of:=CONCATENATE(&quot;DCA20 - &quot;;[$Groups.B21])" office:value-type="string" office:string-value="DCA20 - " calcext:value-type="string">
            <text:p>DCA20 - </text:p>
          </table:table-cell>
          <table:table-cell table:style-name="ce19" table:formula="of:=CONCATENATE(&quot;DCA21 - &quot;;[$Groups.B22])" office:value-type="string" office:string-value="DCA21 - " calcext:value-type="string">
            <text:p>DCA21 - </text:p>
          </table:table-cell>
          <table:table-cell table:style-name="ce19" table:formula="of:=CONCATENATE(&quot;DCA22 - &quot;;[$Groups.B23])" office:value-type="string" office:string-value="DCA22 - " calcext:value-type="string">
            <text:p>DCA22 - </text:p>
          </table:table-cell>
          <table:table-cell table:style-name="ce19" table:formula="of:=CONCATENATE(&quot;DCA23 - &quot;;[$Groups.B24])" office:value-type="string" office:string-value="DCA23 - " calcext:value-type="string">
            <text:p>DCA23 - </text:p>
          </table:table-cell>
          <table:table-cell table:style-name="ce19" table:formula="of:=CONCATENATE(&quot;DCA24 - &quot;;[$Groups.B25])" office:value-type="string" office:string-value="DCA24 - " calcext:value-type="string">
            <text:p>DCA24 - 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/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5" table:number-columns-repeated="3"/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number-columns-repeated="3" table:style-name="ce14" table:content-validation-name="val5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80" calcext:value-type="float">
            <text:p>5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00" calcext:value-type="float">
            <text:p>6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20" calcext:value-type="float">
            <text:p>6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40" calcext:value-type="float">
            <text:p>6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60" calcext:value-type="float">
            <text:p>6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80" calcext:value-type="float">
            <text:p>6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00" calcext:value-type="float">
            <text:p>7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20" calcext:value-type="float">
            <text:p>7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40" calcext:value-type="float">
            <text:p>7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60" calcext:value-type="float">
            <text:p>7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80" calcext:value-type="float">
            <text:p>7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0" calcext:value-type="float">
            <text:p>8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20" calcext:value-type="float">
            <text:p>8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40" calcext:value-type="float">
            <text:p>8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60" calcext:value-type="float">
            <text:p>8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80" calcext:value-type="float">
            <text:p>8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00" calcext:value-type="float">
            <text:p>9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20" calcext:value-type="float">
            <text:p>9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40" calcext:value-type="float">
            <text:p>9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60" calcext:value-type="float">
            <text:p>9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80" calcext:value-type="float">
            <text:p>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00" calcext:value-type="float">
            <text:p>1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20" calcext:value-type="float">
            <text:p>10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40" calcext:value-type="float">
            <text:p>10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60" calcext:value-type="float">
            <text:p>10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80" calcext:value-type="float">
            <text:p>10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00" calcext:value-type="float">
            <text:p>1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20" calcext:value-type="float">
            <text:p>1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40" calcext:value-type="float">
            <text:p>1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Unassigned</text:p>
          </table:table-cell>
          <table:table-cell table:style-name="ce12" table:content-validation-name="val4"/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60" calcext:value-type="float">
            <text:p>1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urfac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80" calcext:value-type="float">
            <text:p>1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0" calcext:value-type="float">
            <text:p>1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IO 1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20" calcext:value-type="float">
            <text:p>1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IO 2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40" calcext:value-type="float">
            <text:p>1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SigGen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60" calcext:value-type="float">
            <text:p>1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Unassigned</text:p>
          </table:table-cell>
          <table:table-cell table:style-name="ce12" table:content-validation-name="val4"/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80" calcext:value-type="float">
            <text:p>1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1" table:number-columns-repeated="2"/>
          <table:table-cell table:number-columns-repeated="16371"/>
        </table:table-row>
        <table:table-row table:style-name="ro2" table:number-rows-repeated="1048441">
          <table:table-cell table:number-columns-repeated="16384"/>
        </table:table-row>
        <table:table-row table:style-name="ro3" table:number-rows-repeated="63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Channels.O4:Channels.O1048576 Channels.O1:Channels.O1 Channels.F1:Channels.H1 Channels.G66:Channels.H1048576 Channels.F3:Channels.F13 Channels.F18:Channels.F1048576 Channels.G28:Channels.H28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10" table:default-cell-style-name="ce15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number-columns-repeated="16362"/>
        <table:table-row table:style-name="ro4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5" table:number-rows-repeated="1048446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17" table:default-cell-style-name="ce2"/>
        <table:table-column table:style-name="co18" table:number-columns-repeated="2" table:default-cell-style-name="ce15"/>
        <table:table-column table:style-name="co19" table:default-cell-style-name="ce15"/>
        <table:table-column table:style-name="co19" table:default-cell-style-name="ce2"/>
        <table:table-column table:style-name="co20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5"/>
        <table:table-column table:style-name="co17" table:default-cell-style-name="Default"/>
        <table:table-column table:style-name="co17" table:visibility="collapse" table:default-cell-style-name="ce15"/>
        <table:table-column table:style-name="co17" table:default-cell-style-name="Default"/>
        <table:table-column table:style-name="co17" table:default-cell-style-name="ce2"/>
        <table:table-column table:style-name="co18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5"/>
        <table:table-column table:style-name="co25" table:default-cell-style-name="ce15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5"/>
        <table:table-column table:style-name="co26" table:default-cell-style-name="ce15"/>
        <table:table-column table:style-name="co19" table:visibility="collapse" table:default-cell-style-name="ce15"/>
        <table:table-column table:style-name="co23" table:default-cell-style-name="ce15"/>
        <table:table-column table:style-name="co23" table:default-cell-style-name="ce2"/>
        <table:table-column table:style-name="co27" table:default-cell-style-name="ce15"/>
        <table:table-column table:style-name="co24" table:default-cell-style-name="ce15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27" table:number-columns-repeated="2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17" table:number-columns-repeated="2" table:default-cell-style-name="Default"/>
        <table:table-column table:style-name="co29" table:default-cell-style-name="ce15"/>
        <table:table-column table:style-name="co30" table:default-cell-style-name="ce15"/>
        <table:table-column table:style-name="co17" table:default-cell-style-name="Default"/>
        <table:table-column table:style-name="co17" table:visibility="collapse" table:number-columns-repeated="5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17" table:number-columns-repeated="16329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39" office:value-type="string" calcext:value-type="string">
            <text:p>Mono Group</text:p>
          </table:table-cell>
          <table:table-cell table:style-name="ce39" office:value-type="string" calcext:value-type="string">
            <text:p>Group Name</text:p>
          </table:table-cell>
          <table:table-cell table:style-name="ce39" office:value-type="string" calcext:value-type="string">
            <text:p>Group Color</text:p>
          </table:table-cell>
          <table:table-cell table:style-name="ce33" table:number-columns-repeated="2"/>
          <table:table-cell table:style-name="ce39" office:value-type="string" calcext:value-type="string">
            <text:p>Stereo Group</text:p>
          </table:table-cell>
          <table:table-cell table:style-name="ce39" office:value-type="string" calcext:value-type="string">
            <text:p>StGroup Name</text:p>
          </table:table-cell>
          <table:table-cell table:style-name="ce39" office:value-type="string" calcext:value-type="string">
            <text:p>StGroup Color</text:p>
          </table:table-cell>
          <table:table-cell table:style-name="ce33" table:number-columns-repeated="2"/>
          <table:table-cell table:style-name="ce41" office:value-type="string" calcext:value-type="string">
            <text:p>Mono Matrix</text:p>
          </table:table-cell>
          <table:table-cell table:style-name="ce41" office:value-type="string" calcext:value-type="string">
            <text:p>Matrix Name</text:p>
          </table:table-cell>
          <table:table-cell table:style-name="ce41" office:value-type="string" calcext:value-type="string">
            <text:p>Matrix Color</text:p>
          </table:table-cell>
          <table:table-cell table:style-name="ce33" table:number-columns-repeated="2"/>
          <table:table-cell table:style-name="ce41" office:value-type="string" calcext:value-type="string">
            <text:p>Stereo Matrix</text:p>
          </table:table-cell>
          <table:table-cell table:style-name="ce41" office:value-type="string" calcext:value-type="string">
            <text:p>StMatrix Name</text:p>
          </table:table-cell>
          <table:table-cell table:style-name="ce41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2" office:value-type="string" calcext:value-type="string">
            <text:p>FX Return</text:p>
          </table:table-cell>
          <table:table-cell table:style-name="ce42" office:value-type="string" calcext:value-type="string">
            <text:p>FX Return Name</text:p>
          </table:table-cell>
          <table:table-cell table:style-name="ce42" office:value-type="string" calcext:value-type="string">
            <text:p>FX Return Color</text:p>
          </table:table-cell>
          <table:table-cell table:style-name="ce15"/>
          <table:table-cell table:style-name="ce34" office:value-type="string" calcext:value-type="string">
            <text:p>UFX Send</text:p>
          </table:table-cell>
          <table:table-cell table:style-name="ce34" office:value-type="string" calcext:value-type="string">
            <text:p>UFX Name</text:p>
          </table:table-cell>
          <table:table-cell table:style-name="ce34" office:value-type="string" calcext:value-type="string">
            <text:p>UFX Color</text:p>
          </table:table-cell>
          <table:table-cell table:style-name="ce15"/>
          <table:table-cell table:style-name="ce42" office:value-type="string" calcext:value-type="string">
            <text:p>UFX Return</text:p>
          </table:table-cell>
          <table:table-cell table:style-name="ce42" office:value-type="string" calcext:value-type="string">
            <text:p>UFX Return Name</text:p>
          </table:table-cell>
          <table:table-cell table:style-name="ce42" office:value-type="string" calcext:value-type="string">
            <text:p>UFX Return Color</text:p>
          </table:table-cell>
          <table:table-cell table:style-name="ce15" table:number-columns-repeated="16329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0" table:formula="of:=IF([.P2]&lt;&gt;CONCATENATE(&quot;Grp&quot;;[.O2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UFx1</text:p>
          </table:table-cell>
          <table:table-cell table:style-name="ce43" table:content-validation-name="val17" office:value-type="string" calcext:value-type="string">
            <text:p>blue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UFxRet1</text:p>
          </table:table-cell>
          <table:table-cell table:style-name="ce43" table:content-validation-name="val17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0" table:formula="of:=IF([.P3]&lt;&gt;CONCATENATE(&quot;Grp&quot;;[.O3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UFx2</text:p>
          </table:table-cell>
          <table:table-cell table:style-name="ce44" table:content-validation-name="val17" office:value-type="string" calcext:value-type="string">
            <text:p>red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UFxRet2</text:p>
          </table:table-cell>
          <table:table-cell table:style-name="ce44" table:content-validation-name="val17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0" table:formula="of:=IF([.P4]&lt;&gt;CONCATENATE(&quot;Grp&quot;;[.O4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UFx3</text:p>
          </table:table-cell>
          <table:table-cell table:style-name="ce44" table:content-validation-name="val17" office:value-type="string" calcext:value-type="string">
            <text:p>yellow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UFxRet3</text:p>
          </table:table-cell>
          <table:table-cell table:style-name="ce44" table:content-validation-name="val17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0" table:formula="of:=IF([.P5]&lt;&gt;CONCATENATE(&quot;Grp&quot;;[.O5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UFx4</text:p>
          </table:table-cell>
          <table:table-cell table:style-name="ce44" table:content-validation-name="val17" office:value-type="string" calcext:value-type="string">
            <text:p>green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UFxRet4</text:p>
          </table:table-cell>
          <table:table-cell table:style-name="ce44" table:content-validation-name="val17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0" table:formula="of:=IF([.P6]&lt;&gt;CONCATENATE(&quot;Grp&quot;;[.O6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UFx5</text:p>
          </table:table-cell>
          <table:table-cell table:style-name="ce44" table:content-validation-name="val17" office:value-type="string" calcext:value-type="string">
            <text:p>light blue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UFxRet5</text:p>
          </table:table-cell>
          <table:table-cell table:style-name="ce44" table:content-validation-name="val17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0" table:formula="of:=IF([.P7]&lt;&gt;CONCATENATE(&quot;Grp&quot;;[.O7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UFx6</text:p>
          </table:table-cell>
          <table:table-cell table:style-name="ce45" table:content-validation-name="val17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UFxRet6</text:p>
          </table:table-cell>
          <table:table-cell table:style-name="ce45" table:content-validation-name="val17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0" table:formula="of:=IF([.P8]&lt;&gt;CONCATENATE(&quot;Grp&quot;;[.O8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UFx7</text:p>
          </table:table-cell>
          <table:table-cell table:style-name="ce45" table:content-validation-name="val17" office:value-type="string" calcext:value-type="string">
            <text:p>purple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UFxRet7</text:p>
          </table:table-cell>
          <table:table-cell table:style-name="ce45" table:content-validation-name="val17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0" table:formula="of:=IF([.P9]&lt;&gt;CONCATENATE(&quot;Grp&quot;;[.O9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UFx8</text:p>
          </table:table-cell>
          <table:table-cell table:style-name="ce45" table:content-validation-name="val17" office:value-type="string" calcext:value-type="string">
            <text:p>black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UFxRet8</text:p>
          </table:table-cell>
          <table:table-cell table:style-name="ce45" table:content-validation-name="val17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0" table:formula="of:=IF([.P10]&lt;&gt;CONCATENATE(&quot;Grp&quot;;[.O10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number-columns-repeated="8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0" table:formula="of:=IF([.P11]&lt;&gt;CONCATENATE(&quot;Grp&quot;;[.O11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number-columns-repeated="8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0" table:formula="of:=IF([.P12]&lt;&gt;CONCATENATE(&quot;Grp&quot;;[.O12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number-columns-repeated="8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0" table:formula="of:=IF([.P13]&lt;&gt;CONCATENATE(&quot;Grp&quot;;[.O13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0" table:formula="of:=IF([.P14]&lt;&gt;CONCATENATE(&quot;Grp&quot;;[.O14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"/>
          <table:table-cell table:style-name="ce36"/>
          <table:table-cell table:style-name="ce31" table:content-validation-name="val1"/>
          <table:table-cell table:style-name="ce2" table:formula="of:=IF([.AJ14]&lt;&gt;CONCATENATE(&quot;Fx&quot;;[.AI14]);1;0)" office:value-type="float" office:value="1" calcext:value-type="float">
            <text:p>1</text:p>
          </table:table-cell>
          <table:table-cell table:style-name="ce2" table:number-columns-repeated="2"/>
          <table:table-cell table:style-name="ce36"/>
          <table:table-cell table:style-name="ce31" table:content-validation-name="val1"/>
          <table:table-cell table:style-name="ce2" table:formula="of:=IF([.AO14]&lt;&gt;CONCATENATE(&quot;StFx&quot;;[.AN14]);1;0)" office:value-type="float" office:value="1" calcext:value-type="float">
            <text:p>1</text:p>
          </table:table-cell>
          <table:table-cell table:style-name="ce2" table:number-columns-repeated="2"/>
          <table:table-cell table:style-name="ce36"/>
          <table:table-cell table:style-name="ce31" table:content-validation-name="val1"/>
          <table:table-cell table:number-columns-repeated="8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0" table:formula="of:=IF([.P15]&lt;&gt;CONCATENATE(&quot;Grp&quot;;[.O15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style-name="ce2" table:formula="of:=IF([.AJ15]&lt;&gt;CONCATENATE(&quot;Fx&quot;;[.AI15]);1;0)" office:value-type="float" office:value="1" calcext:value-type="float">
            <text:p>1</text:p>
          </table:table-cell>
          <table:table-cell table:style-name="ce2" table:number-columns-repeated="2"/>
          <table:table-cell table:style-name="ce15"/>
          <table:table-cell table:style-name="ce31" table:content-validation-name="val1"/>
          <table:table-cell table:style-name="ce2" table:formula="of:=IF([.AO15]&lt;&gt;CONCATENATE(&quot;StFx&quot;;[.AN15])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0" table:formula="of:=IF([.P16]&lt;&gt;CONCATENATE(&quot;Grp&quot;;[.O16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style-name="ce2" table:formula="of:=IF([.AJ16]&lt;&gt;CONCATENATE(&quot;Fx&quot;;[.AI16]);1;0)" office:value-type="float" office:value="1" calcext:value-type="float">
            <text:p>1</text:p>
          </table:table-cell>
          <table:table-cell table:style-name="ce2" table:number-columns-repeated="2"/>
          <table:table-cell table:style-name="ce15"/>
          <table:table-cell table:style-name="ce31" table:content-validation-name="val1"/>
          <table:table-cell table:style-name="ce2" table:formula="of:=IF([.AO16]&lt;&gt;CONCATENATE(&quot;StFx&quot;;[.AN16])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0" table:formula="of:=IF([.P17]&lt;&gt;CONCATENATE(&quot;Grp&quot;;[.O17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style-name="ce2" table:formula="of:=IF([.AJ17]&lt;&gt;CONCATENATE(&quot;Fx&quot;;[.AI17]);1;0)" office:value-type="float" office:value="1" calcext:value-type="float">
            <text:p>1</text:p>
          </table:table-cell>
          <table:table-cell table:style-name="ce2" table:number-columns-repeated="2"/>
          <table:table-cell table:style-name="ce15"/>
          <table:table-cell table:style-name="ce31" table:content-validation-name="val1"/>
          <table:table-cell table:style-name="ce2" table:formula="of:=IF([.AO17]&lt;&gt;CONCATENATE(&quot;StFx&quot;;[.AN17])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0" table:formula="of:=IF([.P18]&lt;&gt;CONCATENATE(&quot;Grp&quot;;[.O18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0" table:formula="of:=IF([.P19]&lt;&gt;CONCATENATE(&quot;Grp&quot;;[.O19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0" table:formula="of:=IF([.P20]&lt;&gt;CONCATENATE(&quot;Grp&quot;;[.O20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0" table:formula="of:=IF([.P21]&lt;&gt;CONCATENATE(&quot;Grp&quot;;[.O21]);1;0)" office:value-type="float" office:value="0" calcext:value-type="float">
            <text:p>0</text:p>
          </table:table-cell>
          <table:table-cell table:style-name="ce40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style-name="ce31" table:content-validation-name="val1"/>
          <table:table-cell table:style-name="ce2" table:formula="of:=IF([.K22]&lt;&gt;CONCATENATE(&quot;STAux&quot;;[.J22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0" table:formula="of:=IF([.P22]&lt;&gt;CONCATENATE(&quot;Grp&quot;;[.O22]);1;0)" office:value-type="float" office:value="0" calcext:value-type="float">
            <text:p>0</text:p>
          </table:table-cell>
          <table:table-cell table:style-name="ce40"/>
          <table:table-cell/>
          <table:table-cell table:style-name="ce36"/>
          <table:table-cell table:style-name="ce31" table:content-validation-name="val1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/>
          <table:table-cell table:style-name="ce36"/>
          <table:table-cell table:style-name="ce31" table:content-validation-name="val1"/>
          <table:table-cell table:formula="of:=IF([.AE22]&lt;&gt;CONCATENATE(&quot;StMtx&quot;;[.AD22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3]&lt;&gt;CONCATENATE(&quot;STAux&quot;;[.J23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0" table:formula="of:=IF([.P23]&lt;&gt;CONCATENATE(&quot;Grp&quot;;[.O23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3]&lt;&gt;CONCATENATE(&quot;StMtx&quot;;[.AD23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 table:style-name="ce15"/>
          <table:table-cell table:style-name="ce31" table:content-validation-name="val1"/>
          <table:table-cell table:number-columns-repeated="2"/>
          <table:table-cell table:style-name="ce2"/>
          <table:table-cell/>
          <table:table-cell table:style-name="ce31" table:content-validation-name="val1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4]&lt;&gt;CONCATENATE(&quot;STAux&quot;;[.J24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0" table:formula="of:=IF([.P24]&lt;&gt;CONCATENATE(&quot;Grp&quot;;[.O24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4]&lt;&gt;CONCATENATE(&quot;StMtx&quot;;[.AD24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5]&lt;&gt;CONCATENATE(&quot;STAux&quot;;[.J25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0" table:formula="of:=IF([.P25]&lt;&gt;CONCATENATE(&quot;Grp&quot;;[.O25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5]&lt;&gt;CONCATENATE(&quot;StMtx&quot;;[.AD25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6]&lt;&gt;CONCATENATE(&quot;STAux&quot;;[.J26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0" table:formula="of:=IF([.P26]&lt;&gt;CONCATENATE(&quot;Grp&quot;;[.O26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6]&lt;&gt;CONCATENATE(&quot;StMtx&quot;;[.AD26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7]&lt;&gt;CONCATENATE(&quot;STAux&quot;;[.J27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0" table:formula="of:=IF([.P27]&lt;&gt;CONCATENATE(&quot;Grp&quot;;[.O27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7]&lt;&gt;CONCATENATE(&quot;StMtx&quot;;[.AD27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8]&lt;&gt;CONCATENATE(&quot;STAux&quot;;[.J28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0" table:formula="of:=IF([.P28]&lt;&gt;CONCATENATE(&quot;Grp&quot;;[.O28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8]&lt;&gt;CONCATENATE(&quot;StMtx&quot;;[.AD28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29]&lt;&gt;CONCATENATE(&quot;STAux&quot;;[.J29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0" table:formula="of:=IF([.P29]&lt;&gt;CONCATENATE(&quot;Grp&quot;;[.O29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29]&lt;&gt;CONCATENATE(&quot;StMtx&quot;;[.AD29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30]&lt;&gt;CONCATENATE(&quot;STAux&quot;;[.J30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0" table:formula="of:=IF([.P30]&lt;&gt;CONCATENATE(&quot;Grp&quot;;[.O30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30]&lt;&gt;CONCATENATE(&quot;StMtx&quot;;[.AD30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IF([.K31]&lt;&gt;CONCATENATE(&quot;STAux&quot;;[.J31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0" table:formula="of:=IF([.P31]&lt;&gt;CONCATENATE(&quot;Grp&quot;;[.O31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1" table:content-validation-name="val1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IF([.AE31]&lt;&gt;CONCATENATE(&quot;StMtx&quot;;[.AD31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32]&lt;&gt;CONCATENATE(&quot;STAux&quot;;[.J32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0" table:formula="of:=IF([.P32]&lt;&gt;CONCATENATE(&quot;Grp&quot;;[.O32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formula="of:=IF([.AE32]&lt;&gt;CONCATENATE(&quot;StMtx&quot;;[.AD32]);1;0)" office:value-type="float" office:value="1" calcext:value-type="float">
            <text:p>1</text:p>
          </table:table-cell>
          <table:table-cell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0" table:formula="of:=IF([.P33]&lt;&gt;CONCATENATE(&quot;Grp&quot;;[.O33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0" table:formula="of:=IF([.P34]&lt;&gt;CONCATENATE(&quot;Grp&quot;;[.O34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0" table:formula="of:=IF([.P35]&lt;&gt;CONCATENATE(&quot;Grp&quot;;[.O35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0" table:formula="of:=IF([.P36]&lt;&gt;CONCATENATE(&quot;Grp&quot;;[.O36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0" table:formula="of:=IF([.P37]&lt;&gt;CONCATENATE(&quot;Grp&quot;;[.O37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0" table:formula="of:=IF([.P38]&lt;&gt;CONCATENATE(&quot;Grp&quot;;[.O38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0" table:formula="of:=IF([.P39]&lt;&gt;CONCATENATE(&quot;Grp&quot;;[.O39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0" table:formula="of:=IF([.P40]&lt;&gt;CONCATENATE(&quot;Grp&quot;;[.O40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0" table:formula="of:=IF([.P41]&lt;&gt;CONCATENATE(&quot;Grp&quot;;[.O41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Default"/>
          <table:table-cell table:number-columns-repeated="2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7"/>
          <table:table-cell table:style-name="ce36"/>
          <table:table-cell table:style-name="ce31" table:content-validation-name="val1"/>
          <table:table-cell table:style-name="ce40" table:formula="of:=IF([.P42]&lt;&gt;CONCATENATE(&quot;Grp&quot;;[.O42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3"/>
          <table:table-cell table:style-name="ce36"/>
          <table:table-cell table:style-name="ce31" table:content-validation-name="val1"/>
          <table:table-cell table:style-name="ce2" table:formula="of:=IF([.Z42]&lt;&gt;CONCATENATE(&quot;Mtx&quot;;[.Y42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3]&lt;&gt;CONCATENATE(&quot;Grp&quot;;[.O43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3]&lt;&gt;CONCATENATE(&quot;Mtx&quot;;[.Y43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4]&lt;&gt;CONCATENATE(&quot;Grp&quot;;[.O44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4]&lt;&gt;CONCATENATE(&quot;Mtx&quot;;[.Y44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5]&lt;&gt;CONCATENATE(&quot;Grp&quot;;[.O45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5]&lt;&gt;CONCATENATE(&quot;Mtx&quot;;[.Y45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6]&lt;&gt;CONCATENATE(&quot;Grp&quot;;[.O46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6]&lt;&gt;CONCATENATE(&quot;Mtx&quot;;[.Y46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7]&lt;&gt;CONCATENATE(&quot;Grp&quot;;[.O47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7]&lt;&gt;CONCATENATE(&quot;Mtx&quot;;[.Y47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8]&lt;&gt;CONCATENATE(&quot;Grp&quot;;[.O48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8]&lt;&gt;CONCATENATE(&quot;Mtx&quot;;[.Y48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49]&lt;&gt;CONCATENATE(&quot;Grp&quot;;[.O49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49]&lt;&gt;CONCATENATE(&quot;Mtx&quot;;[.Y49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50]&lt;&gt;CONCATENATE(&quot;Grp&quot;;[.O50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50]&lt;&gt;CONCATENATE(&quot;Mtx&quot;;[.Y50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8"/>
          <table:table-cell table:style-name="ce31" table:content-validation-name="val1"/>
          <table:table-cell table:style-name="ce40" table:formula="of:=IF([.P51]&lt;&gt;CONCATENATE(&quot;Grp&quot;;[.O51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ce31" table:content-validation-name="val1"/>
          <table:table-cell table:style-name="ce2" table:formula="of:=IF([.Z51]&lt;&gt;CONCATENATE(&quot;Mtx&quot;;[.Y51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7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2]&lt;&gt;CONCATENATE(&quot;Grp&quot;;[.O52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2]&lt;&gt;CONCATENATE(&quot;Mtx&quot;;[.Y52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7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3]&lt;&gt;CONCATENATE(&quot;Grp&quot;;[.O53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3]&lt;&gt;CONCATENATE(&quot;Mtx&quot;;[.Y53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7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4]&lt;&gt;CONCATENATE(&quot;Grp&quot;;[.O54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4]&lt;&gt;CONCATENATE(&quot;Mtx&quot;;[.Y54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7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5]&lt;&gt;CONCATENATE(&quot;Grp&quot;;[.O55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5]&lt;&gt;CONCATENATE(&quot;Mtx&quot;;[.Y55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6]&lt;&gt;CONCATENATE(&quot;Grp&quot;;[.O56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6]&lt;&gt;CONCATENATE(&quot;Mtx&quot;;[.Y56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7]&lt;&gt;CONCATENATE(&quot;Grp&quot;;[.O57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7]&lt;&gt;CONCATENATE(&quot;Mtx&quot;;[.Y57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8]&lt;&gt;CONCATENATE(&quot;Grp&quot;;[.O58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8]&lt;&gt;CONCATENATE(&quot;Mtx&quot;;[.Y58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9]&lt;&gt;CONCATENATE(&quot;Grp&quot;;[.O59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59]&lt;&gt;CONCATENATE(&quot;Mtx&quot;;[.Y59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0]&lt;&gt;CONCATENATE(&quot;Grp&quot;;[.O60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60]&lt;&gt;CONCATENATE(&quot;Mtx&quot;;[.Y60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1]&lt;&gt;CONCATENATE(&quot;Grp&quot;;[.O61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61]&lt;&gt;CONCATENATE(&quot;Mtx&quot;;[.Y61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2]&lt;&gt;CONCATENATE(&quot;Grp&quot;;[.O62]);1;0)" office:value-type="float" office:value="1" calcext:value-type="float">
            <text:p>1</text:p>
          </table:table-cell>
          <table:table-cell table:style-name="ce4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2" table:formula="of:=IF([.Z62]&lt;&gt;CONCATENATE(&quot;Mtx&quot;;[.Y62]);1;0)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7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3]&lt;&gt;CONCATENATE(&quot;Grp&quot;;[.O63]);1;0)" office:value-type="float" office:value="1" calcext:value-type="float">
            <text:p>1</text:p>
          </table:table-cell>
          <table:table-cell table:style-name="ce40"/>
          <table:table-cell table:number-columns-repeated="7"/>
          <table:table-cell table:style-name="Default"/>
          <table:table-cell table:style-name="ce2" table:formula="of:=IF([.Z63]&lt;&gt;CONCATENATE(&quot;Mtx&quot;;[.Y6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26"/>
          <table:table-cell table:style-name="Default"/>
          <table:table-cell table:number-columns-repeated="28"/>
        </table:table-row>
        <table:table-row table:style-name="ro2">
          <table:table-cell table:number-columns-repeated="7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2" table:formula="of:=COUNTIF([.M2:.M63];1)" office:value-type="float" office:value="11" calcext:value-type="float">
            <text:p>11</text:p>
          </table:table-cell>
          <table:table-cell table:style-name="ce2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style-name="ce2" table:formula="of:=COUNTIF([.AB2:.AB63];1)" office:value-type="float" office:value="22" calcext:value-type="float">
            <text:p>22</text:p>
          </table:table-cell>
          <table:table-cell table:style-name="ce2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2" table:formula="of:=COUNTIF([.AL2:.AL63];1)" office:value-type="float" office:value="4" calcext:value-type="float">
            <text:p>4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4" calcext:value-type="float">
            <text:p>4</text:p>
          </table:table-cell>
          <table:table-cell table:style-name="ce2"/>
          <table:table-cell table:number-columns-repeated="11"/>
        </table:table-row>
        <table:table-row table:style-name="ro2" table:number-rows-repeated="17">
          <table:table-cell table:number-columns-repeated="26"/>
          <table:table-cell table:style-name="Default"/>
          <table:table-cell table:number-columns-repeated="28"/>
        </table:table-row>
        <table:table-row table:style-name="ro2" table:number-rows-repeated="1048493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G3:Groups.G25 Groups.AK3:Groups.AK13 Groups.AP3:Groups.AP13 Groups.AU3:Groups.AU13 Groups.L3:Groups.L21 Groups.Q3:Groups.Q41 Groups.V3:Groups.V21 Groups.AA3:Groups.AA41 Groups.AF3:Groups.AF21 Groups.AY3:Groups.AY9 Groups.BC3:Groups.BC9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C2:Groups.C17 Groups.Q2:Groups.Q51 Groups.AA2:Groups.AA51 Groups.L2:Groups.L31 Groups.V2:Groups.V31 Groups.AF2:Groups.AF31 Groups.AK2:Groups.AK23 Groups.AP2:Groups.AP23 Groups.AU2:Groups.AU23 Groups.G2:Groups.G51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33" table:default-cell-style-name="ce48"/>
        <table:table-column table:style-name="co33" table:number-columns-repeated="2" table:default-cell-style-name="ce52"/>
        <table:table-column table:style-name="co33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office:forms form:automatic-focus="false" form:apply-design-mode="false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16381"/>
        <table:table-row table:style-name="ro5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5">
          <table:table-cell table:style-name="ce13" office:value-type="string" calcext:value-type="string">
            <text:p>Version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5" table:number-rows-repeated="1048573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04-12T00:18:13.119039415</dc:date>
    <meta:editing-cycles>296</meta:editing-cycles>
    <meta:editing-duration>P1DT7H36M11S</meta:editing-duration>
    <meta:generator>LibreOffice/7.4.2.3$MacOSX_X86_64 LibreOffice_project/382eef1f22670f7f4118c8c2dd222ec7ad009daf</meta:generator>
    <meta:document-statistic meta:table-count="5" meta:cell-count="4710" meta:object-count="0"/>
    <meta:user-defined meta:name="AppVersion">15.0000</meta:user-defined>
  </office:meta>
</office:document-meta>
</file>